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normal" officeooo:rsid="00105e4a" officeooo:paragraph-rsid="00105e4a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weight="normal" officeooo:paragraph-rsid="00105e4a" style:font-weight-asian="normal" style:font-weight-complex="normal"/>
    </style:style>
    <style:style style:name="T1" style:family="text">
      <style:text-properties officeooo:rsid="001066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<text:span text:style-name="T1">arte</text:span> I – <text:span text:style-name="T1">Fundamentos da transformação digital</text:span></text:p>
      <text:p text:style-name="P2">Por que transformar é preciso </text:p>
      <text:p text:style-name="Text_20_body">Antes de falar em inovação, agilidade ou plataformas inteligentes, é preciso compreender o que realmente significa transformação digital. Esta primeira parte do livro estabelece os alicerces conceituais da jornada que percorremos nas páginas seguintes. Em um cenário onde a palavra “transformação” se tornou ubíqua — e muitas vezes vazia —, revisitamos sua origem, distinguimos seus significados e desmistificamos suas promessas.</text:p>
      <text:p text:style-name="Text_20_body">Aqui, traçamos o percurso histórico que nos trouxe até a era digital, diferenciamos transformação de digitalização e inovação, e propomos um olhar sistêmico para os motivos pelos quais tantas iniciativas falham. Introduzimos as ondas evolutivas da transformação digital, seus fundamentos estratégicos e sua ligação com a agilidade como nova lógica de funcionamento organizacional.</text:p>
      <text:p text:style-name="Text_20_body">Esta parte é o ponto de partida para todo o restante do livro. É onde colocamos os óculos certos para enxergar o digital não como moda ou tecnologia, mas como mudança estrutural — e permanente — na forma como operamos, aprendemos e evoluímo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05T07:42:21.588847100</dc:date>
    <meta:editing-duration>PT10M9S</meta:editing-duration>
    <meta:editing-cycles>8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5" meta:word-count="164" meta:character-count="1127" meta:non-whitespace-character-count="963"/>
  </office:meta>
</office:document-meta>
</file>